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09B686E31D7E22F128.jpg" manifest:media-type="image/jpeg"/>
  <manifest:file-entry manifest:full-path="Pictures/10000000000003FA000005009A7372415E762E3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21cm, 0cm, 4.057cm, 0.753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23cm, 4.721cm, 2.404cm, 7.61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613cm" svg:height="9.652cm" svg:x="10.398cm" svg:y="1.508cm">
          <draw:image xlink:href="Pictures/10000000000003FA000005009A7372415E762E30.jpg" xlink:type="simple" xlink:show="embed" xlink:actuate="onLoad" loext:mime-type="image/jpeg">
            <text:p/>
          </draw:image>
        </draw:frame>
        <draw:frame draw:style-name="gr2" draw:text-style-name="P1" draw:layer="layout" svg:width="13.461cm" svg:height="7.238cm" draw:transform="rotate (-0.700575161750524) translate (5.441cm 14.094cm)">
          <draw:image xlink:href="Pictures/100000000000064000000309B686E31D7E22F128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6T23:06:24.208834851</meta:creation-date>
    <dc:date>2023-05-16T23:58:03.514895750</dc:date>
    <meta:editing-duration>PT32M52S</meta:editing-duration>
    <meta:editing-cycles>1</meta:editing-cycles>
    <meta:document-statistic meta:object-count="2"/>
    <meta:generator>LibreOffice/6.4.7.2$Linux_X86_64 LibreOffice_project/40$Build-2</meta:generator>
  </office:meta>
</office:document-meta>
</file>